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fo:margin-left="0.3cm" fo:margin-right="0cm"/>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635cm" fo:margin-right="0.635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6_fi0" style:family="paragraph" style:parent-style-name="s16">
      <style:paragraph-properties fo:text-indent="0mm"/>
    </style:style>
    <style:style style:name="s1_right_fi0" style:family="paragraph" style:parent-style-name="s1">
      <style:paragraph-properties fo:text-align="right" fo:text-indent="0mm"/>
    </style:style>
    <style:style style:name="s1_right_fi698" style:family="paragraph" style:parent-style-name="s1">
      <style:paragraph-properties fo:text-align="right" fo:text-indent="12mm"/>
    </style:style>
    <!-- Table cells styles -->
    <!-- Table columns styles -->
    <style:style style:name="3401" style:family="table-column">
      <style:table-column-properties style:column-width="60mm"/>
    </style:style>
    <style:style style:name="6803" style:family="table-column">
      <style:table-column-properties style:column-width="120mm"/>
    </style:style>
    <!-- Table styles -->
    <style:style style:name="rubber" style:family="table">
      <style:table-properties style:rel-width="100%" table:align="center"/>
    </style:style>
    <style:style style:name="10204" style:family="table">
      <style:table-properties style:width="180mm" table:align="left"/>
    </style:style>
    <!-- Colored text styles -->
  </office:automatic-styles>
  <office:body>
    <office:text text:use-soft-page-breaks="true">
      <text:h text:outline-level="1" text:style-name="s3"><text:bookmark text:name="anchor0"/><text:a xlink:type="simple" xlink:href="http://ivo.garant.ru/document/redirect/73364757/0">Постановление Правительства РФ от 28 декабря 2019 г. N 1928
"Об утверждении Правил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на финансовое обеспечение отдельных мер по ликвидации чрезвычайных ситуаций природного и техногенного характера,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text:a></text:h>
      <text:p text:style-name="s52header">С изменениями и дополнениями от:</text:p>
      <text:p text:style-name="s52">30 октября 2021 г., 1 сентября 2022 г., 2 марта 2023 г., 25 июля 2024 г., 27 марта 2025 г.</text:p>
      <text:p text:style-name="s1"/>
      <text:p text:style-name="s1">Правительство Российской Федерации постановляет:</text:p>
      <text:p text:style-name="s1"><text:bookmark text:name="anchor1"/>1. Утвердить прилагаемые <text:a xlink:type="simple" xlink:href="#anchor1000">Правила</text:a>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на финансовое обеспечение отдельных мер по ликвидации чрезвычайных ситуаций природного и техногенного характера,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text:p>
      <text:p text:style-name="s1"><text:bookmark text:name="anchor2"/>2. Признать утратившими силу:</text:p>
      <text:p text:style-name="s1"><text:bookmark text:name="anchor21"/><text:a xlink:type="simple" xlink:href="http://ivo.garant.ru/document/redirect/70593786/0">постановление</text:a> Правительства Российской Федерации от 15 февраля 2014 г. N 110 "О выделении бюджетных ассигнований из резервного фонда Правительства Российской Федерации по предупреждению и ликвидации чрезвычайных ситуаций и последствий стихийных бедствий" (Собрание законодательства Российской Федерации, 2014, N 8, ст. 809);</text:p>
      <text:p text:style-name="s1"><text:bookmark text:name="anchor22"/><text:a xlink:type="simple" xlink:href="http://ivo.garant.ru/document/redirect/70889984/1003">пункт 3</text:a> изменений, которые вносятся в акты Правительства Российской Федерации по вопросам выпуска и погашения государственных жилищных сертификатов, выдаваемых гражданам Российской Федерации, лишившимся жилого помещения в результате чрезвычайных ситуаций, стихийных бедствий, террористических актов или при пресечении террористических актов правомерными действиями, утвержденных <text:a xlink:type="simple" xlink:href="http://ivo.garant.ru/document/redirect/70889984/0">постановлением</text:a> Правительства Российской Федерации от 12 марта 2015 г. N 213 "О внесении изменений в некоторые акты Правительства Российской Федерации по вопросам выпуска и погашения государственных жилищных сертификатов, выдаваемых гражданам Российской Федерации, лишившимся жилого помещения в результате чрезвычайных ситуаций, стихийных бедствий, террористических актов или при пресечении террористических актов правомерными действиями" (Собрание законодательства Российской Федерации, 2015, N 12, ст. 1751);</text:p>
      <text:p text:style-name="s1"><text:bookmark text:name="anchor23"/><text:a xlink:type="simple" xlink:href="http://ivo.garant.ru/document/redirect/71206422/0">постановление</text:a> Правительства Российской Федерации от 30 сентября 2015 г. N 1043 "О внесении изменений в Правила выделения бюджетных ассигнований из резервного фонда Правительства Российской Федерации по предупреждению и ликвидации чрезвычайных ситуаций и последствий стихийных бедствий" (Собрание законодательства Российской Федерации, 2015, N 40, ст. 5573);</text:p>
      <text:p text:style-name="s1"><text:bookmark text:name="anchor24"/><text:a xlink:type="simple" xlink:href="http://ivo.garant.ru/document/redirect/71959202/0">постановление</text:a> Правительства Российской Федерации от 30 мая 2018 г. N 627 "О внесении изменений в Правила выделения бюджетных ассигнований из резервного фонда Правительства Российской Федерации по предупреждению и ликвидации чрезвычайных ситуаций и последствий стихийных бедствий" (Собрание законодательства Российской Федерации, 2018, N 24, ст. 3517).</text:p>
      <text:p text:style-name="s1"><text:bookmark text:name="anchor3"/>3. Настоящее постановление вступает в силу с 1 января 2020 г.</text:p>
      <text:p text:style-name="s1"/>
      <table:table table:name="10204" table:style-name="10204">
        <table:table-column table:style-name="6803"/>
        <table:table-column table:style-name="3401"/>
        <table:table-row>
          <table:table-cell>
            <text:p text:style-name="s16_fi0">Председатель Правительства
Российской Федерации</text:p>
          </table:table-cell>
          <table:table-cell>
            <text:p text:style-name="s1_right_fi0">Д. Медведев</text:p>
          </table:table-cell>
        </table:table-row>
      </table:table>
      <text:p text:style-name="s1"/>
      <text:p text:style-name="s1_right_fi698"><text:bookmark text:name="anchor1000"/><text:span text:style-name="s10">УТВЕРЖДЕНЫ
<text:a xlink:type="simple" xlink:href="#anchor0">постановлением</text:a> Правительства
Российской Федерации
от 28 декабря 2019 г. N 1928</text:span></text:p>
      <text:p text:style-name="s1"/>
      <text:h text:outline-level="1" text:style-name="s3">Правила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на финансовое обеспечение отдельных мер по ликвидации чрезвычайных ситуаций природного и техногенного характера,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text:h>
      <text:p text:style-name="s52header">С изменениями и дополнениями от:</text:p>
      <text:p text:style-name="s52">30 октября 2021 г., 1 сентября 2022 г., 2 марта 2023 г., 25 июля 2024 г., 27 марта 2025 г.</text:p>
      <text:p text:style-name="s1"/>
      <text:p text:style-name="s22header">Информация об изменениях:</text:p>
      <text:p text:style-name="s22"><text:bookmark text:name="anchor1001"/>Пункт 1 изменен с 26 июля 2024 г. - <text:a xlink:type="simple" xlink:href="http://ivo.garant.ru/document/redirect/409436091/10001">Постановление</text:a> Правительства России от 25 июля 2024 г. N 1004</text:p>
      <text:p text:style-name="s22">Изменения <text:a xlink:type="simple" xlink:href="http://ivo.garant.ru/document/redirect/409436091/5">распространяются</text:a> на правоотношения, возникшие с 1 апреля 2024 г.</text:p>
      <text:p text:style-name="s22"><text:a xlink:type="simple" xlink:href="http://ivo.garant.ru/document/redirect/76840276/1001">См. предыдущую редакцию</text:a></text:p>
      <text:p text:style-name="s1">1. Настоящие Правила устанавливают цели, условия и порядок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далее - резервный фонд), бюджетам субъектов Российской Федерации на финансовое обеспечение отдельных мер по ликвидации чрезвычайных ситуаций природного и техногенного характера (далее - чрезвычайные ситуации) в части чрезвычайных ситуаций федерального и межрегионального характера,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 (далее соответственно - мероприятия, трансферты).</text:p>
      <text:p text:style-name="s1"><text:bookmark text:name="anchor1002"/>2. В целях настоящих Правил под имуществом первой необходимости понимается минимальный набор непродовольственных товаров общесемейного пользования, необходимых для сохранения здоровья человека и обеспечения его жизнедеятельности, включающий в себя:</text:p>
      <text:p text:style-name="s1"><text:bookmark text:name="anchor10021"/>а) предметы для хранения и приготовления пищи - холодильник, газовая плита (электроплита) и шкаф для посуды;</text:p>
      <text:p text:style-name="s1"><text:bookmark text:name="anchor10022"/>б) предметы мебели для приема пищи - стол и стул (табуретка);</text:p>
      <text:p text:style-name="s1"><text:bookmark text:name="anchor10023"/>в) предметы мебели для сна - кровать (диван);</text:p>
      <text:p text:style-name="s1"><text:bookmark text:name="anchor10024"/>г) предметы средств информирования граждан - телевизор (радио);</text:p>
      <text:p text:style-name="s1"><text:bookmark text:name="anchor10025"/>д) предметы средств водоснабжения и отопления (в случае отсутствия централизованного водоснабжения и отопления) - насос для подачи воды, водонагреватель и отопительный котел (переносная печь).</text:p>
      <text:p text:style-name="s1"><text:bookmark text:name="anchor1003"/>3. Трансферты предоставляются из резервного фонда в пределах бюджетных ассигнований, предусмотренных сводной бюджетной росписью федерального бюджета и доведенных в установленном порядке до Министерства Российской Федерации по делам гражданской обороны, чрезвычайным ситуациям и ликвидации последствий стихийных бедствий как получателя средств федерального бюджета на финансовое обеспечение реализации мероприятий.</text:p>
      <text:p text:style-name="s22header">Информация об изменениях:</text:p>
      <text:p text:style-name="s22"><text:bookmark text:name="anchor1004"/>Пункт 4 изменен с 26 июля 2024 г. - <text:a xlink:type="simple" xlink:href="http://ivo.garant.ru/document/redirect/409436091/10002">Постановление</text:a> Правительства России от 25 июля 2024 г. N 1004</text:p>
      <text:p text:style-name="s22">Изменения <text:a xlink:type="simple" xlink:href="http://ivo.garant.ru/document/redirect/409436091/5">распространяются</text:a> на правоотношения, возникшие с 1 апреля 2024 г.</text:p>
      <text:p text:style-name="s22"><text:a xlink:type="simple" xlink:href="http://ivo.garant.ru/document/redirect/76840276/1004">См. предыдущую редакцию</text:a></text:p>
      <text:p text:style-name="s1">4. Трансферты на финансовое обеспечение мероприятий по ликвидации чрезвычайных ситуаций федерального и межрегионального характера предоставляются на следующие цели:</text:p>
      <text:p text:style-name="s1"><text:bookmark text:name="anchor1041"/>а) проведение аварийно-спасательных работ по перечню согласно <text:a xlink:type="simple" xlink:href="#anchor11000">приложению N 1</text:a>;</text:p>
      <text:p text:style-name="s22header">Информация об изменениях:</text:p>
      <text:p text:style-name="s22"><text:bookmark text:name="anchor1042"/>Подпункт "б" изменен с 11 сентября 2022 г. - <text:a xlink:type="simple" xlink:href="http://ivo.garant.ru/document/redirect/405234689/10021">Постановление</text:a> Правительства России от 1 сентября 2022 г. N 1536</text:p>
      <text:p text:style-name="s22"><text:a xlink:type="simple" xlink:href="http://ivo.garant.ru/document/redirect/76808034/1042">См. предыдущую редакцию</text:a></text:p>
      <text:p text:style-name="s1">б) развертывание и содержание в течение необходимого срока (но не более 6 месяцев) пунктов временного размещения и питания для эвакуируемых граждан (из расчета за временное размещение - до 913 рублей на человека в сутки, за питание - до 415 рублей на человека в сутки);</text:p>
      <text:p text:style-name="s22header">Информация об изменениях:</text:p>
      <text:p text:style-name="s22"><text:bookmark text:name="anchor1043"/>Подпункт "в" изменен с 1 апреля 2025 г. - <text:a xlink:type="simple" xlink:href="http://ivo.garant.ru/document/redirect/411769073/1011">Постановление</text:a> Правительства России от 27 марта 2025 г. N 386</text:p>
      <text:p text:style-name="s22"><text:a xlink:type="simple" xlink:href="http://ivo.garant.ru/document/redirect/483405131/1043">См. предыдущую редакцию</text:a></text:p>
      <text:p text:style-name="s1">в) оказание гражданам единовременной материальной помощи в размере 15675 рублей на человека;</text:p>
      <text:p text:style-name="s22header">Информация об изменениях:</text:p>
      <text:p text:style-name="s22"><text:bookmark text:name="anchor1044"/>Подпункт "г" изменен с 1 апреля 2025 г. - <text:a xlink:type="simple" xlink:href="http://ivo.garant.ru/document/redirect/411769073/1012">Постановление</text:a> Правительства России от 27 марта 2025 г. N 386</text:p>
      <text:p text:style-name="s22"><text:a xlink:type="simple" xlink:href="http://ivo.garant.ru/document/redirect/483405131/1044">См. предыдущую редакцию</text:a></text:p>
      <text:p text:style-name="s1">г) оказание гражданам финансовой помощи в связи с утратой ими имущества первой необходимости (из расчета за частично утраченное имущество первой необходимости - 78375 рублей на человека, за полностью утраченное имущество первой необходимости - 156750 рублей на человека);</text:p>
      <text:p text:style-name="s22header">Информация об изменениях:</text:p>
      <text:p text:style-name="s22"><text:bookmark text:name="anchor1045"/>Подпункт "д" изменен с 1 апреля 2025 г. - <text:a xlink:type="simple" xlink:href="http://ivo.garant.ru/document/redirect/411769073/1013">Постановление</text:a> Правительства России от 27 марта 2025 г. N 386</text:p>
      <text:p text:style-name="s22"><text:a xlink:type="simple" xlink:href="http://ivo.garant.ru/document/redirect/483405131/1045">См. предыдущую редакцию</text:a></text:p>
      <text:p text:style-name="s1">д) выплата единовременного пособия:</text:p>
      <text:p text:style-name="s1"><text:bookmark text:name="anchor10452"/>членам семей (супруге (супругу), детям, родителям и лицам, находившимся на иждивении) граждан, погибших (умерших) в результате чрезвычайной ситуации, в размере 1567500 рублей на каждого погибшего (умершего) в равных долях каждому члену семьи;</text:p>
      <text:p text:style-name="s1"><text:bookmark text:name="anchor10453"/>абзац утратил силу с 11 сентября 2022 г. - <text:a xlink:type="simple" xlink:href="http://ivo.garant.ru/document/redirect/405234689/10022">Постановление</text:a> Правительства России от 1 сентября 2022 г. N 1536</text:p>
      <text:p text:style-name="s22header">Информация об изменениях:</text:p>
      <text:p text:style-name="s22"><text:a xlink:type="simple" xlink:href="http://ivo.garant.ru/document/redirect/76808034/10453">См. предыдущую редакцию</text:a></text:p>
      <text:p text:style-name="s1"><text:bookmark text:name="anchor10454"/>гражданам, получившим в результате чрезвычайной ситуации вред здоровью, с учетом степени тяжести вреда здоровью из расчета степени тяжести вреда (тяжкий вред или средней тяжести вред - в размере 627000 рублей на человека, легкий вред - 313500 рублей на человека);</text:p>
      <text:p text:style-name="s22header">Информация об изменениях:</text:p>
      <text:p text:style-name="s22"><text:bookmark text:name="anchor1046"/>Подпункт "е" изменен с 26 июля 2024 г. - <text:a xlink:type="simple" xlink:href="http://ivo.garant.ru/document/redirect/409436091/10025">Постановление</text:a> Правительства России от 25 июля 2024 г. N 1004</text:p>
      <text:p text:style-name="s22">Изменения <text:a xlink:type="simple" xlink:href="http://ivo.garant.ru/document/redirect/409436091/5">распространяются</text:a> на правоотношения, возникшие с 1 апреля 2024 г.</text:p>
      <text:p text:style-name="s22"><text:a xlink:type="simple" xlink:href="http://ivo.garant.ru/document/redirect/76840276/1046">См. предыдущую редакцию</text:a></text:p>
      <text:p text:style-name="s1">е) возмещение понесенных бюджетами субъектов Российской Федерации, местными бюджетами расходов, связанных с реализацией мероприятий, направленных на развертывание и содержание пунктов временного размещения и питания для эвакуируемых граждан, оказание единовременной материальной помощи, финансовой помощи и выплату единовременных пособий гражданам в случае ликвидации чрезвычайных ситуаций федерального и межрегионального характера, и соответствующих целям, предусмотренным <text:a xlink:type="simple" xlink:href="#anchor1042">подпунктами "б" - "д"</text:a> настоящего пункта.</text:p>
      <text:p text:style-name="s1"><text:bookmark text:name="anchor1005"/>5. Трансферты на финансовое обеспечение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 предоставляются на следующие цели:</text:p>
      <text:p text:style-name="s1"><text:bookmark text:name="anchor1051"/>а) проведение аварийно-спасательных работ по перечню согласно <text:a xlink:type="simple" xlink:href="#anchor12000">приложению N 2</text:a>;</text:p>
      <text:p text:style-name="s22header">Информация об изменениях:</text:p>
      <text:p text:style-name="s22"><text:bookmark text:name="anchor1052"/>Подпункт "б" изменен с 1 апреля 2025 г. - <text:a xlink:type="simple" xlink:href="http://ivo.garant.ru/document/redirect/411769073/1021">Постановление</text:a> Правительства России от 27 марта 2025 г. N 386</text:p>
      <text:p text:style-name="s22"><text:a xlink:type="simple" xlink:href="http://ivo.garant.ru/document/redirect/483405131/1052">См. предыдущую редакцию</text:a></text:p>
      <text:p text:style-name="s1">б) выплата единовременного пособия:</text:p>
      <text:p text:style-name="s1"><text:bookmark text:name="anchor10522"/>членам семей (супруге (супругу), детям, родителям и лицам, находившимся на иждивении) граждан, погибших (умерших) в результате террористического акта и (или) при пресечении террористического акта правомерными действиями, в размере 1567500 рублей на каждого погибшего (умершего) в равных долях каждому члену семьи;</text:p>
      <text:p text:style-name="s1"><text:bookmark text:name="anchor10523"/>абзац утратил силу с 11 сентября 2022 г. - <text:a xlink:type="simple" xlink:href="http://ivo.garant.ru/document/redirect/405234689/10031">Постановление</text:a> Правительства России от 1 сентября 2022 г. N 1536</text:p>
      <text:p text:style-name="s22header">Информация об изменениях:</text:p>
      <text:p text:style-name="s22"><text:a xlink:type="simple" xlink:href="http://ivo.garant.ru/document/redirect/76808034/10523">См. предыдущую редакцию</text:a></text:p>
      <text:p text:style-name="s1"><text:bookmark text:name="anchor10524"/>гражданам, получившим в результате террористического акта и (или) при пресечении террористического акта правомерными действиями вред здоровью, с учетом степени тяжести вреда здоровью из расчета степени тяжести вреда (тяжкий вред или средней тяжести вред - в размере 627000 рублей на человека, легкий вред - 313500 рублей на человека);</text:p>
      <text:p text:style-name="s1"><text:bookmark text:name="anchor10525"/>гражданам из числа заложников, не получившим в результате террористического акта и (или) при пресечении террористического акта правомерными действиями вреда здоровью, - в размере 156750 рублей на человека;</text:p>
      <text:p text:style-name="s22header">Информация об изменениях:</text:p>
      <text:p text:style-name="s22"><text:bookmark text:name="anchor1053"/>Подпункт "в" изменен с 11 сентября 2022 г. - <text:a xlink:type="simple" xlink:href="http://ivo.garant.ru/document/redirect/405234689/10032">Постановление</text:a> Правительства России от 1 сентября 2022 г. N 1536</text:p>
      <text:p text:style-name="s22"><text:a xlink:type="simple" xlink:href="http://ivo.garant.ru/document/redirect/76808034/1053">См. предыдущую редакцию</text:a></text:p>
      <text:p text:style-name="s1">в) развертывание и содержание в течение необходимого срока (но не более 6 месяцев) пунктов временного размещения и питания для эвакуируемых граждан (из расчета за временное размещение - до 913 рублей на человека в сутки, за питание - до 415 рублей на человека в сутки);</text:p>
      <text:p text:style-name="s22header">Информация об изменениях:</text:p>
      <text:p text:style-name="s22"><text:bookmark text:name="anchor1054"/>Подпункт "г" изменен с 1 апреля 2025 г. - <text:a xlink:type="simple" xlink:href="http://ivo.garant.ru/document/redirect/411769073/1022">Постановление</text:a> Правительства России от 27 марта 2025 г. N 386</text:p>
      <text:p text:style-name="s22"><text:a xlink:type="simple" xlink:href="http://ivo.garant.ru/document/redirect/483405131/1054">См. предыдущую редакцию</text:a></text:p>
      <text:p text:style-name="s1">г) оказание финансовой помощи в связи с утратой имущества:</text:p>
      <text:p text:style-name="s1"><text:bookmark text:name="anchor1542"/>гражданам (из расчета за частично утраченное имущество первой необходимости - 78375 рублей на человека, за полностью утраченное имущество первой необходимости - 156750 рублей на человека);</text:p>
      <text:p text:style-name="s1"><text:bookmark text:name="anchor1543"/>юридическим лицам и гражданам, осуществляющим предпринимательскую деятельность без образования юридического лица и зарегистрированным в установленном порядке (из расчета за частично утраченное имущество - до 200 тыс. рублей на каждое юридическое лицо и на каждого гражданина, осуществляющего предпринимательскую деятельность без образования юридического лица и зарегистрированного в установленном порядке, за полностью утраченное имущество - до 400 тыс. рублей на каждое юридическое лицо и на каждого гражданина, осуществляющего предпринимательскую деятельность без образования юридического лица и зарегистрированного в установленном порядке).</text:p>
      <text:p text:style-name="s22header">Информация об изменениях:</text:p>
      <text:p text:style-name="s22"><text:bookmark text:name="anchor1006"/>Пункт 6 изменен с 26 июля 2024 г. - <text:a xlink:type="simple" xlink:href="http://ivo.garant.ru/document/redirect/409436091/10004">Постановление</text:a> Правительства России от 25 июля 2024 г. N 1004</text:p>
      <text:p text:style-name="s22">Изменения <text:a xlink:type="simple" xlink:href="http://ivo.garant.ru/document/redirect/409436091/5">распространяются</text:a> на правоотношения, возникшие с 1 апреля 2024 г.</text:p>
      <text:p text:style-name="s22"><text:a xlink:type="simple" xlink:href="http://ivo.garant.ru/document/redirect/76840276/1006">См. предыдущую редакцию</text:a></text:p>
      <text:p text:style-name="s1">6. Для определения предельного объема бюджетных ассигнований, выделяемых Министерству Российской Федерации по делам гражданской обороны, чрезвычайным ситуациям и ликвидации последствий стихийных бедствий на финансовое обеспечение мероприятий по ликвидации чрезвычайных ситуаций федерального и межрегионального характера, высшие исполнительные органы субъектов Российской Федерации представляют в Министерство Российской Федерации по делам гражданской обороны, чрезвычайным ситуациям и ликвидации последствий стихийных бедствий следующие документы:</text:p>
      <text:p text:style-name="s22header">Информация об изменениях:</text:p>
      <text:p text:style-name="s22"><text:bookmark text:name="anchor1061"/>Подпункт "а" изменен с 11 сентября 2022 г. - <text:a xlink:type="simple" xlink:href="http://ivo.garant.ru/document/redirect/405234689/10041">Постановление</text:a> Правительства России от 1 сентября 2022 г. N 1536</text:p>
      <text:p text:style-name="s22"><text:a xlink:type="simple" xlink:href="http://ivo.garant.ru/document/redirect/76808034/1061">См. предыдущую редакцию</text:a></text:p>
      <text:p text:style-name="s1">а) заявка о потребности в бюджетных ассигнованиях на финансовое обеспечение проведения аварийно-спасательных работ с приложением государственных (муниципальных) контрактов (договоров) между исполнительными органами субъектов Российской Федерации (органами местного самоуправления) и организациями о выполнении аварийно-спасательных работ, актов о выполнении аварийно-спасательных работ по этим контрактам (договорам) и первичных бухгалтерских документов, подтверждающих фактические произведенные расходы на проведение аварийно-спасательных работ;</text:p>
      <text:p text:style-name="s1"><text:bookmark text:name="anchor1062"/>б) список граждан, нуждающихся в получении единовременной материальной помощи, и (или) граждан, которым такая помощь была оказана за счет средств бюджета субъекта Российской Федерации в случае ликвидации чрезвычайной ситуации федерального или межрегионального характера;</text:p>
      <text:p text:style-name="s1"><text:bookmark text:name="anchor1063"/>в) список граждан, нуждающихся в получении финансовой помощи в связи с полной или частичной утратой ими имущества первой необходимости, и (или) граждан, которым такая помощь была оказана за счет средств бюджета субъекта Российской Федерации в случае ликвидации чрезвычайной ситуации федерального или межрегионального характера;</text:p>
      <text:p text:style-name="s22header">Информация об изменениях:</text:p>
      <text:p text:style-name="s22"><text:bookmark text:name="anchor1064"/>Подпункт "г" изменен с 11 сентября 2022 г. - <text:a xlink:type="simple" xlink:href="http://ivo.garant.ru/document/redirect/405234689/10042">Постановление</text:a> Правительства России от 1 сентября 2022 г. N 1536</text:p>
      <text:p text:style-name="s22"><text:a xlink:type="simple" xlink:href="http://ivo.garant.ru/document/redirect/76808034/1064">См. предыдущую редакцию</text:a></text:p>
      <text:p text:style-name="s1">г) список граждан, нуждающихся в получении единовременного пособия в связи с гибелью (смертью) члена семьи, и (или) граждан, которым такое пособие было выплачено за счет средств бюджета субъекта Российской Федерации в случае ликвидации чрезвычайной ситуации федерального или межрегионального характера;</text:p>
      <text:p text:style-name="s1"><text:bookmark text:name="anchor1065"/>д) список граждан, нуждающихся в получении единовременного пособия в связи с получением вреда здоровью, и (или) граждан, которым такое пособие было выплачено за счет средств бюджета субъекта Российской Федерации в случае ликвидации чрезвычайной ситуации федерального или межрегионального характера;</text:p>
      <text:p text:style-name="s1"><text:bookmark text:name="anchor1066"/>е) список граждан, находившихся в пункте временного размещения и питания для эвакуируемых граждан.</text:p>
      <text:p text:style-name="s9header">ГАРАНТ:</text:p>
      <text:p text:style-name="s9">См. <text:a xlink:type="simple" xlink:href="http://ivo.garant.ru/document/redirect/405460755/0">Методические рекомендации</text:a> по порядку подготовки списков граждан, нуждающихся в получении единовременной материальной помощи, финансовой помощи в связи с утратой ими имущества первой необходимости, единовременного пособия в связи с гибелью (смертью) члена семьи (включая пособие на погребение погибшего (умершего) члена семьи) и единовременного пособия в связи с получением вреда здоровью при ликвидации последствий чрезвычайных ситуаций природного и техногенного характера (утв. МЧС России 3 марта 2022 г.)</text:p>
      <text:p text:style-name="s22header">Информация об изменениях:</text:p>
      <text:p text:style-name="s22"><text:bookmark text:name="anchor1007"/>Пункт 7 изменен с 11 сентября 2022 г. - <text:a xlink:type="simple" xlink:href="http://ivo.garant.ru/document/redirect/405234689/1001">Постановление</text:a> Правительства России от 1 сентября 2022 г. N 1536</text:p>
      <text:p text:style-name="s22"><text:a xlink:type="simple" xlink:href="http://ivo.garant.ru/document/redirect/76808034/1007">См. предыдущую редакцию</text:a></text:p>
      <text:p text:style-name="s1">7. Для определения предельного объема бюджетных ассигнований, выделяемых Министерству Российской Федерации по делам гражданской обороны, чрезвычайным ситуациям и ликвидации последствий стихийных бедствий на финансовое обеспечение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 высшие исполнительные органы субъектов Российской Федерации представляют в Министерство Российской Федерации по делам гражданской обороны, чрезвычайным ситуациям и ликвидации последствий стихийных бедствий следующие документы:</text:p>
      <text:p text:style-name="s22header">Информация об изменениях:</text:p>
      <text:p text:style-name="s22"><text:bookmark text:name="anchor1071"/>Подпункт "а" изменен с 11 сентября 2022 г. - <text:a xlink:type="simple" xlink:href="http://ivo.garant.ru/document/redirect/405234689/10051">Постановление</text:a> Правительства России от 1 сентября 2022 г. N 1536</text:p>
      <text:p text:style-name="s22"><text:a xlink:type="simple" xlink:href="http://ivo.garant.ru/document/redirect/76808034/1071">См. предыдущую редакцию</text:a></text:p>
      <text:p text:style-name="s1">а) заявка о потребности в бюджетных ассигнованиях на финансовое обеспечение проведения аварийно-спасательных работ с приложением государственных (муниципальных) контрактов (договоров) между исполнительными органами субъектов Российской Федерации (органами местного самоуправления) и организациями о выполнении аварийно-спасательных работ, актов о выполнении аварийно-спасательных работ по этим контрактам (договорам) и первичных бухгалтерских документов, подтверждающих фактические произведенные расходы на проведение аварийно-спасательных работ;</text:p>
      <text:p text:style-name="s22header">Информация об изменениях:</text:p>
      <text:p text:style-name="s22"><text:bookmark text:name="anchor1072"/>Подпункт "б" изменен с 11 сентября 2022 г. - <text:a xlink:type="simple" xlink:href="http://ivo.garant.ru/document/redirect/405234689/10052">Постановление</text:a> Правительства России от 1 сентября 2022 г. N 1536</text:p>
      <text:p text:style-name="s22"><text:a xlink:type="simple" xlink:href="http://ivo.garant.ru/document/redirect/76808034/1072">См. предыдущую редакцию</text:a></text:p>
      <text:p text:style-name="s1">б) список граждан, нуждающихся в получении единовременного пособия в связи с гибелью (смертью) члена семьи;</text:p>
      <text:p text:style-name="s1"><text:bookmark text:name="anchor1073"/>в) список граждан, нуждающихся в получении единовременного пособия в связи с получением вреда здоровью;</text:p>
      <text:p text:style-name="s1"><text:bookmark text:name="anchor1074"/>г) список граждан из числа заложников, не получивших в результате террористического акта и (или) при пресечении террористического акта правомерными действиями вреда здоровью, нуждающихся в получении единовременного пособия гражданам из числа заложников;</text:p>
      <text:p text:style-name="s1"><text:bookmark text:name="anchor1075"/>д) список граждан, находившихся в пунктах временного размещения и питания для эвакуируемых граждан;</text:p>
      <text:p text:style-name="s22header">Информация об изменениях:</text:p>
      <text:p text:style-name="s22"><text:bookmark text:name="anchor1076"/>Подпункт "е" изменен с 26 июля 2024 г. - <text:a xlink:type="simple" xlink:href="http://ivo.garant.ru/document/redirect/409436091/10005">Постановление</text:a> Правительства России от 25 июля 2024 г. N 1004</text:p>
      <text:p text:style-name="s22">Изменения <text:a xlink:type="simple" xlink:href="http://ivo.garant.ru/document/redirect/409436091/5">распространяются</text:a> на правоотношения, возникшие с 1 апреля 2024 г.</text:p>
      <text:p text:style-name="s22"><text:a xlink:type="simple" xlink:href="http://ivo.garant.ru/document/redirect/76840276/1076">См. предыдущую редакцию</text:a></text:p>
      <text:p text:style-name="s1">е) список граждан, нуждающихся в получении финансовой помощи в связи с полной или частичной утратой ими имущества первой необходимости;</text:p>
      <text:p text:style-name="s1"><text:bookmark text:name="anchor1077"/>ж) список граждан, осуществляющих предпринимательскую деятельность без образования юридического лица и зарегистрированных в установленном порядке, нуждающихся в получении финансовой помощи в связи с полной или частичной утратой имущества;</text:p>
      <text:p text:style-name="s1"><text:bookmark text:name="anchor1078"/>з) список юридических лиц, нуждающихся в получении финансовой помощи в связи с полной или частичной утратой имущества.</text:p>
      <text:p text:style-name="s1"><text:bookmark text:name="anchor1008"/>8. Формы документов, указанных в <text:a xlink:type="simple" xlink:href="#anchor1006">пунктах 6</text:a> и <text:a xlink:type="simple" xlink:href="#anchor1007">7</text:a> настоящих Правил, <text:a xlink:type="simple" xlink:href="http://ivo.garant.ru/document/redirect/403303940/1000">порядок</text:a> их подготовки и представления утверждаются Министерством Российской Федерации по делам гражданской обороны, чрезвычайным ситуациям и ликвидации последствий стихийных бедствий по согласованию с Министерством финансов Российской Федерации и другими заинтересованными федеральными органами исполнительной власти.</text:p>
      <text:p text:style-name="s22header">Информация об изменениях:</text:p>
      <text:p text:style-name="s22"><text:bookmark text:name="anchor1009"/>Пункт 9 изменен с 11 сентября 2022 г. - <text:a xlink:type="simple" xlink:href="http://ivo.garant.ru/document/redirect/405234689/1001">Постановление</text:a> Правительства России от 1 сентября 2022 г. N 1536</text:p>
      <text:p text:style-name="s22"><text:a xlink:type="simple" xlink:href="http://ivo.garant.ru/document/redirect/76808034/1009">См. предыдущую редакцию</text:a></text:p>
      <text:p text:style-name="s1">9. Предельный объем бюджетных ассигнований, выделяемых Министерству Российской Федерации по делам гражданской обороны, чрезвычайным ситуациям и ликвидации последствий стихийных бедствий на финансовое обеспечение мероприятий, определяется с учетом целей, предусмотренных <text:a xlink:type="simple" xlink:href="#anchor1004">пунктами 4</text:a> и <text:a xlink:type="simple" xlink:href="#anchor1005">5</text:a> настоящих Правил, и исходя из общего количества граждан и юридических лиц, нуждающихся в получении соответствующего вида помощи и (или) соответствующего пособия, общего объема запрашиваемых высшими исполнительными органами субъектов Российской Федерации бюджетных ассигнований на проведение аварийно-спасательных работ, а также на развертывание и содержание в течение необходимого срока (но не более 6 месяцев) пунктов временного размещения и питания для эвакуируемых граждан.</text:p>
      <text:p text:style-name="s22header">Информация об изменениях:</text:p>
      <text:p text:style-name="s22"><text:bookmark text:name="anchor1010"/>Пункт 10 изменен с 1 января 2022 г. - <text:a xlink:type="simple" xlink:href="http://ivo.garant.ru/document/redirect/403009946/102">Постановление</text:a> Правительства России от 30 октября 2021 г. N 1879</text:p>
      <text:p text:style-name="s22"><text:a xlink:type="simple" xlink:href="http://ivo.garant.ru/document/redirect/77319016/1010">См. предыдущую редакцию</text:a></text:p>
      <text:p text:style-name="s1">10. Предоставление трансфертов из резервного фонда на финансовое обеспечение мероприятий, проводимых в целях, предусмотренных <text:a xlink:type="simple" xlink:href="#anchor1043">подпунктами "в"</text:a> и <text:a xlink:type="simple" xlink:href="#anchor1044">"г" пункта 4</text:a> настоящих Правил, осуществляется при одновременном выполнении следующих условий:</text:p>
      <text:p text:style-name="s1"><text:bookmark text:name="anchor1101"/>а) в отношении оказания гражданам единовременной материальной помощи:</text:p>
      <text:p text:style-name="s1">проживание гражданина в жилом помещении, которое попало в зону чрезвычайной ситуации, при введении режима чрезвычайной ситуации для соответствующих органов управления и сил единой государственной системы предупреждения и ликвидации чрезвычайных ситуаций;</text:p>
      <text:p text:style-name="s1">нарушение условий жизнедеятельности гражданина в результате воздействия поражающих факторов источника чрезвычайной ситуации;</text:p>
      <text:p text:style-name="s1"><text:bookmark text:name="anchor1102"/>б) в отношении оказания гражданам финансовой помощи в связи с утратой ими имущества первой необходимости:</text:p>
      <text:p text:style-name="s1"><text:bookmark text:name="anchor11022"/>проживание гражданина в жилом помещении, которое попало в зону чрезвычайной ситуации, при введении режима чрезвычайной ситуации для соответствующих органов управления и сил единой государственной системы предупреждения и ликвидации чрезвычайных ситуаций;</text:p>
      <text:p text:style-name="s1">утрата гражданином частично или полностью имущества первой необходимости в результате воздействия поражающих факторов источника чрезвычайной ситуации.</text:p>
      <text:p text:style-name="s1"><text:bookmark text:name="anchor1011"/>11. Критериями утраты имущества первой необходимости являются:</text:p>
      <text:p text:style-name="s1"><text:bookmark text:name="anchor1111"/>а) частичная утрата имущества первой необходимости - приведение в результате воздействия поражающих факторов источника чрезвычайной ситуации части находящегося в жилом помещении, попавшем в зону чрезвычайной ситуации, имущества первой необходимости (не менее 3 предметов имущества первой необходимости) в состояние, непригодное для дальнейшего использования;</text:p>
      <text:p text:style-name="s1"><text:bookmark text:name="anchor1112"/>б) полная утрата имущества первой необходимости - приведение в результате воздействия поражающих факторов источника чрезвычайной ситуации всего находящегося в жилом помещении, попавшем в зону чрезвычайной ситуации, имущества первой необходимости в состояние, непригодное для дальнейшего использования.</text:p>
      <text:p text:style-name="s22header">Информация об изменениях:</text:p>
      <text:p text:style-name="s22"><text:bookmark text:name="anchor1012"/>Пункт 12 изменен с 26 июля 2024 г. - <text:a xlink:type="simple" xlink:href="http://ivo.garant.ru/document/redirect/409436091/10006">Постановление</text:a> Правительства России от 25 июля 2024 г. N 1004</text:p>
      <text:p text:style-name="s22">Изменения <text:a xlink:type="simple" xlink:href="http://ivo.garant.ru/document/redirect/409436091/5">распространяются</text:a> на правоотношения, возникшие с 1 апреля 2024 г.</text:p>
      <text:p text:style-name="s22"><text:a xlink:type="simple" xlink:href="http://ivo.garant.ru/document/redirect/76840276/1012">См. предыдущую редакцию</text:a></text:p>
      <text:p text:style-name="s1">12. Предоставление трансфертов бюджетам субъектов Российской Федерации на финансовое обеспечение мероприятий по ликвидации чрезвычайных ситуаций федерального и межрегионального характера осуществляется при выполнении следующих условий:</text:p>
      <text:p text:style-name="s1"><text:bookmark text:name="anchor1121"/>а) утратил силу с 26 июля 2024 г. - <text:a xlink:type="simple" xlink:href="http://ivo.garant.ru/document/redirect/409436091/10062">Постановление</text:a> Правительства России от 25 июля 2024 г. N 1004 (изменения <text:a xlink:type="simple" xlink:href="http://ivo.garant.ru/document/redirect/409436091/5">распространяются</text:a> на правоотношения, возникшие с 1 апреля 2024 г.)</text:p>
      <text:p text:style-name="s22header">Информация об изменениях:</text:p>
      <text:p text:style-name="s22"><text:a xlink:type="simple" xlink:href="http://ivo.garant.ru/document/redirect/76840276/1121">См. предыдущую редакцию</text:a></text:p>
      <text:p text:style-name="s1"><text:bookmark text:name="anchor1122"/>б) наличие в бюджетах субъектов Российской Федерации бюджетных ассигнований на исполнение расходных обязательств субъектов Российской Федерации, финансовое обеспечение которых осуществляется из федерального бюджета, в объеме, необходимом для их исполнения, включающем размер планируемых к предоставлению трансфертов;</text:p>
      <text:p text:style-name="s1"><text:bookmark text:name="anchor1123"/>в) наличие нормативных правовых актов субъектов Российской Федерации, утверждающих перечень мероприятий, в целях финансового обеспечения которых предоставляются трансферты;</text:p>
      <text:p text:style-name="s1"><text:bookmark text:name="anchor1124"/>г) наличие документов, указанных в <text:a xlink:type="simple" xlink:href="#anchor1161">подпунктах "а" - "в" пункта 16</text:a> настоящих Правил.</text:p>
      <text:p text:style-name="s22header">Информация об изменениях:</text:p>
      <text:p text:style-name="s22"><text:bookmark text:name="anchor1013"/>Пункт 13 изменен с 11 сентября 2022 г. - <text:a xlink:type="simple" xlink:href="http://ivo.garant.ru/document/redirect/405234689/1001">Постановление</text:a> Правительства России от 1 сентября 2022 г. N 1536</text:p>
      <text:p text:style-name="s22"><text:a xlink:type="simple" xlink:href="http://ivo.garant.ru/document/redirect/76808034/1013">См. предыдущую редакцию</text:a></text:p>
      <text:p text:style-name="s1">13. Соглашение о предоставлении трансферта на реализацию мероприятий, проводимых в целях, предусмотренных <text:a xlink:type="simple" xlink:href="#anchor1004">пунктами 4</text:a> и <text:a xlink:type="simple" xlink:href="#anchor1005">5</text:a> настоящих Правил, между Министерством Российской Федерации по делам гражданской обороны, чрезвычайным ситуациям и ликвидации последствий стихийных бедствий как получателем бюджетных средств и высшим исполнительным органом субъекта Российской Федерации не заключается.</text:p>
      <text:p text:style-name="s22header">Информация об изменениях:</text:p>
      <text:p text:style-name="s22"><text:bookmark text:name="anchor1014"/>Пункт 14 изменен с 11 сентября 2022 г. - <text:a xlink:type="simple" xlink:href="http://ivo.garant.ru/document/redirect/405234689/1001">Постановление</text:a> Правительства России от 1 сентября 2022 г. N 1536</text:p>
      <text:p text:style-name="s22"><text:a xlink:type="simple" xlink:href="http://ivo.garant.ru/document/redirect/76808034/1014">См. предыдущую редакцию</text:a></text:p>
      <text:p text:style-name="s1">14. Порядок и условия оказания соответствующих видов помощи гражданам и юридическим лицам устанавливаются высшими исполнительными органами субъектов Российской Федерации с учетом положений, предусмотренных настоящими Правилами.</text:p>
      <text:p text:style-name="s22header">Информация об изменениях:</text:p>
      <text:p text:style-name="s22"><text:bookmark text:name="anchor1015"/>Пункт 15 изменен с 3 ноября 2021 г. - <text:a xlink:type="simple" xlink:href="http://ivo.garant.ru/document/redirect/403009946/103">Постановление</text:a> Правительства России от 30 октября 2021 г. N 1879</text:p>
      <text:p text:style-name="s22"><text:a xlink:type="simple" xlink:href="http://ivo.garant.ru/document/redirect/77319015/1015">См. предыдущую редакцию</text:a></text:p>
      <text:p text:style-name="s1">15. Перечисление трансфертов на цели, указанные в <text:a xlink:type="simple" xlink:href="#anchor1041">подпунктах "а" - "д" пункта 4</text:a> и <text:a xlink:type="simple" xlink:href="#anchor1005">пункте 5</text:a> настоящих Правил, осуществляется на единые счета бюджетов, открытые финансовым органам субъектов Российской Федерации в территориальных органах Федерального казначейства.</text:p>
      <text:p text:style-name="s1">Перечисление трансфертов на цель, указанную в <text:a xlink:type="simple" xlink:href="#anchor1046">подпункте "е" пункта 4</text:a> настоящих Правил, осуществляется на казначейские счета, открытые территориальным органам Федерального казначейства для осуществления и отражения операций по учету поступлений и их распределению.</text:p>
      <text:p text:style-name="s22header">Информация об изменениях:</text:p>
      <text:p text:style-name="s22"><text:bookmark text:name="anchor1016"/>Пункт 16 изменен с 3 ноября 2021 г. - <text:a xlink:type="simple" xlink:href="http://ivo.garant.ru/document/redirect/403009946/103">Постановление</text:a> Правительства России от 30 октября 2021 г. N 1879</text:p>
      <text:p text:style-name="s22"><text:a xlink:type="simple" xlink:href="http://ivo.garant.ru/document/redirect/77319015/1016">См. предыдущую редакцию</text:a></text:p>
      <text:p text:style-name="s1">16. Перечисление трансфертов бюджетам субъектов Российской Федерации с единых счетов бюджетов, открытых финансовым органам субъектов Российской Федерации в территориальных органах Федерального казначейства, осуществляется при наличии у субъектов Российской Федерации:</text:p>
      <text:p text:style-name="s22header">Информация об изменениях:</text:p>
      <text:p text:style-name="s22"><text:bookmark text:name="anchor1161"/>Подпункт "а" изменен с 11 сентября 2022 г. - <text:span text:style-name="s8">Постановление</text:span> Правительства России от 1 сентября 2022 г. N 1536</text:p>
      <text:p text:style-name="s22"><text:a xlink:type="simple" xlink:href="http://ivo.garant.ru/document/redirect/76808034/1161">См. предыдущую редакцию</text:a></text:p>
      <text:p text:style-name="s1">а) утвержденных высшими должностными лицами субъектов Российской Федерации (председателями высших исполнительных органов субъектов Российской Федерации) списков граждан, указанных в <text:a xlink:type="simple" xlink:href="#anchor1062">подпунктах "б" - "е" пункта 6</text:a> настоящих Правил, по согласованию с территориальными органами Министерства Российской Федерации по делам гражданской обороны, чрезвычайным ситуациям и ликвидации последствий стихийных бедствий и Министерства внутренних дел Российской Федерации, подготовленных по формам, предусмотренным <text:a xlink:type="simple" xlink:href="#anchor1008">пунктом 8</text:a> настоящих Правил;</text:p>
      <text:p text:style-name="s22header">Информация об изменениях:</text:p>
      <text:p text:style-name="s22"><text:bookmark text:name="anchor1162"/>Подпункт "б" изменен с 11 сентября 2022 г. - <text:span text:style-name="s8">Постановление</text:span> Правительства России от 1 сентября 2022 г. N 1536</text:p>
      <text:p text:style-name="s22"><text:a xlink:type="simple" xlink:href="http://ivo.garant.ru/document/redirect/76808034/1162">См. предыдущую редакцию</text:a></text:p>
      <text:p text:style-name="s1">б) утвержденных высшими должностными лицами субъектов Российской Федерации (председателями высших исполнительных органов субъектов Российской Федерации) списков граждан и юридических лиц, указанных в <text:a xlink:type="simple" xlink:href="#anchor1072">подпунктах "б" - "з" пункта 7</text:a> настоящих Правил, по согласованию с территориальным органом Министерства внутренних дел Российской Федерации, а в случаях проведения мероприятий по пресечению террористического акта правомерными действиями - и с территориальным органом безопасности, подготовленных по формам, предусмотренным <text:a xlink:type="simple" xlink:href="#anchor1008">пунктом 8</text:a> настоящих Правил;</text:p>
      <text:p text:style-name="s22header">Информация об изменениях:</text:p>
      <text:p text:style-name="s22"><text:bookmark text:name="anchor1163"/>Подпункт "в" изменен с 11 сентября 2022 г. - <text:a xlink:type="simple" xlink:href="http://ivo.garant.ru/document/redirect/405234689/10062">Постановление</text:a> Правительства России от 1 сентября 2022 г. N 1536</text:p>
      <text:p text:style-name="s22"><text:a xlink:type="simple" xlink:href="http://ivo.garant.ru/document/redirect/76808034/1163">См. предыдущую редакцию</text:a></text:p>
      <text:p text:style-name="s1">в) государственных (муниципальных) контрактов (договоров) между исполнительными органами субъектов Российской Федерации (органами местного самоуправления) и организациями о выполнении аварийно-спасательных работ.</text:p>
      <text:p text:style-name="s22header">Информация об изменениях:</text:p>
      <text:p text:style-name="s22"><text:bookmark text:name="anchor1017"/>Пункт 17 изменен с 26 июля 2024 г. - <text:a xlink:type="simple" xlink:href="http://ivo.garant.ru/document/redirect/409436091/10007">Постановление</text:a> Правительства России от 25 июля 2024 г. N 1004</text:p>
      <text:p text:style-name="s22">Изменения <text:a xlink:type="simple" xlink:href="http://ivo.garant.ru/document/redirect/409436091/5">распространяются</text:a> на правоотношения, возникшие с 1 апреля 2024 г.</text:p>
      <text:p text:style-name="s22"><text:a xlink:type="simple" xlink:href="http://ivo.garant.ru/document/redirect/76840276/1017">См. предыдущую редакцию</text:a></text:p>
      <text:p text:style-name="s1">17. Ответственность за достоверность представляемых в Министерство Российской Федерации по делам гражданской обороны, чрезвычайным ситуациям и ликвидации последствий стихийных бедствий информации и документов, предусмотренных настоящими Правилами, возлагается на субъекты Российской Федерации.</text:p>
      <text:p text:style-name="s1"><text:bookmark text:name="anchor1018"/>18. Оценка эффективности использования трансферта в отчетном финансовом году осуществляется Министерством Российской Федерации по делам гражданской обороны, чрезвычайным ситуациям и ликвидации последствий стихийных бедствий путем сравнения планового значения результата использования трансферта, указанного в распоряжении Правительства Российской Федерации о предоставлении трансферта бюджету субъекта Российской Федерации, и фактически достигнутого значения результата использования трансферта.</text:p>
      <text:p text:style-name="s22header">Информация об изменениях:</text:p>
      <text:p text:style-name="s22"><text:bookmark text:name="anchor1019"/>Пункт 19 изменен с 11 сентября 2022 г. - <text:a xlink:type="simple" xlink:href="http://ivo.garant.ru/document/redirect/405234689/1001">Постановление</text:a> Правительства России от 1 сентября 2022 г. N 1536</text:p>
      <text:p text:style-name="s22"><text:a xlink:type="simple" xlink:href="http://ivo.garant.ru/document/redirect/76808034/1019">См. предыдущую редакцию</text:a></text:p>
      <text:p text:style-name="s1">19. <text:span text:style-name="s8">Порядок</text:span> формирования отчетности об исполнении условий предоставления трансфертов устанавливается Министерством Российской Федерации по делам гражданской обороны, чрезвычайным ситуациям и ликвидации последствий стихийных бедствий.</text:p>
      <text:p text:style-name="s1">Высший исполнительный орган субъекта Российской Федерации представляет в Министерство Российской Федерации по делам гражданской обороны, чрезвычайным ситуациям и ликвидации последствий стихийных бедствий отчетность об исполнении условий предоставления трансферта в <text:span text:style-name="s8">порядке</text:span>, установленном указанным Министерством.</text:p>
      <text:p text:style-name="s1">Отчетность о расходовании трансфертов и о достижении значений результатов использования трансфертов представляется высшими исполнительными органами субъектов Российской Федерации в Министерство Российской Федерации по делам гражданской обороны, чрезвычайным ситуациям и ликвидации последствий стихийных бедствий по установленной указанным Министерством <text:a xlink:type="simple" xlink:href="http://ivo.garant.ru/document/redirect/405828193/1200">форме</text:a> не позднее 5-го рабочего дня после окончания отчетного квартала.</text:p>
      <text:p text:style-name="s1"><text:bookmark text:name="anchor1020"/>20. Выплаты гражданам, предусмотренные <text:a xlink:type="simple" xlink:href="#anchor1004">пунктами 4</text:a> и <text:a xlink:type="simple" xlink:href="#anchor1005">5</text:a> настоящих Правил, производятся независимо от страховых выплат, осуществляемых страховщиками по заключенным договорам страхования.</text:p>
      <text:p text:style-name="s22header">Информация об изменениях:</text:p>
      <text:p text:style-name="s22"><text:bookmark text:name="anchor10201"/>Правила дополнены пунктом 20<text:span text:style-name="upper"><text:span> 1</text:span></text:span> с 3 ноября 2021 г. - <text:a xlink:type="simple" xlink:href="http://ivo.garant.ru/document/redirect/403009946/104">Постановление</text:a> Правительства России от 30 октября 2021 г. N 1879</text:p>
      <text:p text:style-name="s1">20<text:span text:style-name="upper"><text:span> 1</text:span></text:span>. Выплаты гражданам, предусмотренные <text:a xlink:type="simple" xlink:href="#anchor1004">пунктами 4</text:a> и <text:a xlink:type="simple" xlink:href="#anchor1005">5</text:a> настоящих Правил, при чрезвычайной ситуации, террористическом акте и (или) при пресечении террористического акта правомерными действиями производятся однократно.</text:p>
      <text:p text:style-name="s22header">Информация об изменениях:</text:p>
      <text:p text:style-name="s22"><text:bookmark text:name="anchor1021"/>Пункт 21 изменен с 10 марта 2023 г. - <text:a xlink:type="simple" xlink:href="http://ivo.garant.ru/document/redirect/406475049/1002">Постановление</text:a> Правительства России от 2 марта 2023 г. N 340</text:p>
      <text:p text:style-name="s22"><text:a xlink:type="simple" xlink:href="http://ivo.garant.ru/document/redirect/76818515/1021">См. предыдущую редакцию</text:a></text:p>
      <text:p text:style-name="s1">21. Настоящие Правила применяются к правоотношениям, связанным с осуществлением выплат постоянно проживающим на территории Российской Федерации иностранным гражданам (на основе принципа взаимности в соответствии с международными договорами Российской Федерации) и лицам без гражданства при соблюдении условий, предусмотренных <text:a xlink:type="simple" xlink:href="#anchor1010">пунктом 10</text:a> настоящих Правил.</text:p>
      <text:p text:style-name="s22header">Информация об изменениях:</text:p>
      <text:p text:style-name="s22"><text:bookmark text:name="anchor1022"/>Пункт 22 изменен с 3 ноября 2021 г. - <text:a xlink:type="simple" xlink:href="http://ivo.garant.ru/document/redirect/403009946/106">Постановление</text:a> Правительства России от 30 октября 2021 г. N 1879</text:p>
      <text:p text:style-name="s22"><text:a xlink:type="simple" xlink:href="http://ivo.garant.ru/document/redirect/77319015/1022">См. предыдущую редакцию</text:a></text:p>
      <text:p text:style-name="s1">22. В случае нарушения субъектами Российской Федерации целей, установленных при предоставлении трансфертов, к ним применяются бюджетные меры принуждения, предусмотренные <text:a xlink:type="simple" xlink:href="http://ivo.garant.ru/document/redirect/12112604/3062">бюджетным законодательством</text:a> Российской Федерации.</text:p>
      <text:p text:style-name="s1"><text:bookmark text:name="anchor1023"/>23. Контроль за соблюдением целей, порядка и условий предоставления трансфертов осуществляется Министерством Российской Федерации по делам гражданской обороны, чрезвычайным ситуациям и ликвидации последствий стихийных бедствий и уполномоченными органами государственного финансового контроля.</text:p>
      <text:p text:style-name="s1"/>
      <text:p text:style-name="s1_right_fi698"><text:bookmark text:name="anchor11000"/><text:span text:style-name="s10">ПРИЛОЖЕНИЕ N 1
к <text:a xlink:type="simple" xlink:href="#anchor1000">Правилам</text:a>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на финансовое обеспечение отдельных мер
по ликвидации чрезвычайных ситуаций
природного и техногенного характера,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text:span></text:p>
      <text:p text:style-name="s1"/>
      <text:h text:outline-level="1" text:style-name="s3">Перечень
аварийно-спасательных работ при ликвидации чрезвычайных ситуаций природного и техногенного характера</text:h>
      <text:p text:style-name="s1"/>
      <text:p text:style-name="s1"><text:bookmark text:name="anchor11001"/>1. Ввод (вывод) сил и средств в зону (из зоны) чрезвычайной ситуации.</text:p>
      <text:p text:style-name="s1"><text:bookmark text:name="anchor11002"/>2. Поиск пострадавших в зоне чрезвычайной ситуации.</text:p>
      <text:p text:style-name="s1"><text:bookmark text:name="anchor11003"/>3. Деблокирование, извлечение и спасение пострадавших из аварийной среды.</text:p>
      <text:p text:style-name="s1"><text:bookmark text:name="anchor11004"/>4. Первая помощь до оказания медицинской помощи.</text:p>
      <text:p text:style-name="s1"><text:bookmark text:name="anchor11005"/>5. Локализация и ликвидация поражающих факторов источников чрезвычайной ситуации.</text:p>
      <text:p text:style-name="s1"><text:bookmark text:name="anchor11006"/>6. Эвакуация населения из зоны чрезвычайной ситуации и его возвращение в места постоянного проживания.</text:p>
      <text:p text:style-name="s1"/>
      <text:p text:style-name="s1_right_fi698"><text:bookmark text:name="anchor12000"/><text:span text:style-name="s10">ПРИЛОЖЕНИЕ N 2
к <text:a xlink:type="simple" xlink:href="#anchor1000">Правилам</text:a>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оссийской Федерации,
бюджетам субъектов Российской Федерации
на финансовое обеспечение отдельных мер
по ликвидации чрезвычайных ситуаций
природного и техногенного характера,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text:span></text:p>
      <text:p text:style-name="s1"/>
      <text:h text:outline-level="1" text:style-name="s3">Перечень
аварийно-спасательных работ при ликвидации последствий террористического акта и (или) пресечения террористического акта правомерными действиями</text:h>
      <text:p text:style-name="s1"/>
      <text:p text:style-name="s1"><text:bookmark text:name="anchor12001"/>1. Определение границ территории, на которой в результате террористического акта и (или) пресечения террористического акта правомерными действиями сложилась обстановка, сопровождающаяся человеческими жертвами, ущербом здоровью людей или окружающей среде, значительными материальными потерями и нарушением условий жизнедеятельности людей (далее - зона террористического акта и (или) пресечения террористического акта правомерными действиями).</text:p>
      <text:p text:style-name="s1"><text:bookmark text:name="anchor12002"/>2. Ввод (вывод) сил и средств в зону (из зоны) террористического акта и (или) пресечения террористического акта правомерными действиями.</text:p>
      <text:p text:style-name="s1"><text:bookmark text:name="anchor12003"/>3. Поиск пострадавших в зоне террористического акта и (или) пресечения террористического акта правомерными действиями.</text:p>
      <text:p text:style-name="s1"><text:bookmark text:name="anchor12004"/>4. Деблокирование, извлечение пострадавших из аварийной среды.</text:p>
      <text:p text:style-name="s1"><text:bookmark text:name="anchor12005"/>5. Защита пострадавших от вторичных поражающих факторов, возникших при террористическом акте и (или) пресечении террористического акта правомерными действиями.</text:p>
      <text:p text:style-name="s1"><text:bookmark text:name="anchor12006"/>6. Первая помощь до оказания медицинской помощи.</text:p>
      <text:p text:style-name="s1"><text:bookmark text:name="anchor12007"/>7. Локализация и ликвидация вторичных поражающих факторов, возникших при террористическом акте и (или) пресечении террористического акта правомерными действиями.</text:p>
      <text:p text:style-name="s1"><text:bookmark text:name="anchor12008"/>8. Обеспечение жизнедеятельности сил ликвидации последствий террористического акта и (или) пресечения террористического акта правомерными действиями.</text:p>
      <text:p text:style-name="s1"><text:bookmark text:name="anchor12009"/>9. Эвакуация населения из зоны террористического акта и (или) пресечения террористического акта правомерными действиями, возвращение населения в места постоянного проживания.</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left" fo:text-indent="0cm" fo:margin-left="0.3cm" fo:margin-right="0.3cm" fo:margin-top="0cm" fo:margin-bottom="0cm"/>
      <style:text-properties style:font-name="Times New Roman CYR" fo:font-size="12pt"/>
    </style:style>
    <style:style style:name="s9" style:family="paragraph" style:display-name="Комментарий" style:parent-style-name="Text (reference)">
      <style:paragraph-properties fo:text-align="justify" fo:background-color="#f0f0f0" fo:margin-right="0cm" fo:margin-top="0.132cm"/>
      <style:text-properties fo:color="#353842" fo:background-color="#f0f0f0" fo:font-style="italic"/>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fo:margin-right="0cm" fo:margin-top="0.132cm"/>
      <style:text-properties fo:color="#353842" fo:font-style="italic"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Standard">
      <style:paragraph-properties fo:text-indent="0cm" fo:background-color="#eaefed" fo:margin-left="0.635cm" fo:margin-right="0.635cm" fo:margin-top="0.318cm"/>
      <style:text-properties fo:color="#353842"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Постановление Правительства РФ от 28 декабря 2019 г. N 1928 "Об утверждении Правил предоставления...</text:p>
      </style:header>
      <style:footer>
        <table:table>
          <table:table-column table:number-columns-repeated="3"/>
          <table:table-row>
            <table:table-cell>
              <text:p text:style-name="footer_left">
							<text:date style:data-style-name="date" text:fixed="true" text:date-value="2025-11-10"/>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